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Part1" table:style-name="ta1"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SUM([.P3:.P6])" office:value-type="float" office:value="12433" calcext:value-type="float">
            <text:p>12433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table:formula="of:=[.O10]+40" office:value-type="float" office:value="44" calcext:value-type="float">
            <text:p>44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10]+5" office:value-type="float" office:value="2005" calcext:value-type="float">
            <text:p>200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16]+6" office:value-type="float" office:value="50" calcext:value-type="float">
            <text:p>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16]+20" office:value-type="float" office:value="2025" calcext:value-type="float">
            <text:p>202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style-name="ce3" table:formula="of:=[.O22]+600" office:value-type="float" office:value="650" calcext:value-type="float">
            <text:p>6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22]+7" office:value-type="float" office:value="2032" calcext:value-type="float">
            <text:p>20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28]+30" office:value-type="float" office:value="680" calcext:value-type="float">
            <text:p>6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28]+600" office:value-type="float" office:value="2632" calcext:value-type="float">
            <text:p>26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34]+600" office:value-type="float" office:value="1280" calcext:value-type="float">
            <text:p>12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34]+600" office:value-type="float" office:value="3232" calcext:value-type="float">
            <text:p>32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40]+2000" office:value-type="float" office:value="3280" calcext:value-type="float">
            <text:p>32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40]+50" office:value-type="float" office:value="3282" calcext:value-type="float">
            <text:p>328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46]+70" office:value-type="float" office:value="3350" calcext:value-type="float">
            <text:p>3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46]+70" office:value-type="float" office:value="3352" calcext:value-type="float">
            <text:p>3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52]+3000" office:value-type="float" office:value="6350" calcext:value-type="float">
            <text:p>6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52]+10000" office:value-type="float" office:value="13352" calcext:value-type="float">
            <text:p>13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58]+9000" office:value-type="float" office:value="15350" calcext:value-type="float">
            <text:p>15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[.AE58]+2000" office:value-type="float" office:value="15352" calcext:value-type="float">
            <text:p>15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[.O64]+10" office:value-type="float" office:value="15360" calcext:value-type="float">
            <text:p>1536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#</text:p>
          </table:table-cell>
          <table:table-cell/>
          <table:table-cell table:formula="of:=[.AE64]+3" office:value-type="float" office:value="15355" calcext:value-type="float">
            <text:p>1535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table:formula="of:=[.O70]+2" office:value-type="float" office:value="15362" calcext:value-type="float">
            <text:p>15362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table:style-name="ce4" table:formula="of:=[.AE70]+3" office:value-type="float" office:value="15358" calcext:value-type="float">
            <text:p>1535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6:24:54.419347456</meta:creation-date>
    <dc:date>2021-12-23T07:18:42.288219293</dc:date>
    <meta:editing-duration>PT1M56S</meta:editing-duration>
    <meta:editing-cycles>1</meta:editing-cycles>
    <meta:generator>LibreOffice/7.1.7.2$Linux_X86_64 LibreOffice_project/10$Build-2</meta:generator>
    <meta:document-statistic meta:table-count="1" meta:cell-count="1231" meta:object-count="0"/>
  </office:meta>
</office:document-meta>
</file>